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7000001C921148A57658A6A85.png" manifest:media-type="image/png"/>
  <manifest:file-entry manifest:full-path="Pictures/10000000000002620000014301DB25DFD97EDD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3" style:family="graphic">
      <style:graphic-properties style:protect="size"/>
    </style:style>
    <style:style style:name="pr1" style:family="presentation" style:parent-style-name="기본값-title">
      <style:graphic-properties fo:min-height="3.506cm"/>
    </style:style>
    <style:style style:name="pr2" style:family="presentation" style:parent-style-name="기본값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font-size="32pt" style:font-size-asian="32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3.506cm" svg:x="1.4cm" svg:y="0.837cm" presentation:class="title">
          <draw:text-box>
            <text:p>동설아</text:p>
          </draw:text-box>
        </draw:frame>
        <draw:frame draw:style-name="gr1" draw:text-style-name="P1" draw:layer="layout" svg:width="15.11cm" svg:height="8cm" svg:x="13.102cm" svg:y="4.343cm">
          <draw:image xlink:href="Pictures/10000000000002620000014301DB25DFD97EDDA1.png" xlink:type="simple" xlink:show="embed" xlink:actuate="onLoad">
            <text:p/>
          </draw:image>
        </draw:frame>
        <draw:frame draw:style-name="gr1" draw:text-style-name="P1" draw:layer="layout" svg:width="12.702cm" svg:height="9.69cm" svg:x="0.4cm" svg:y="3.71cm">
          <draw:image xlink:href="Pictures/1000000000000257000001C921148A57658A6A85.png" xlink:type="simple" xlink:show="embed" xlink:actuate="onLoad">
            <text:p/>
          </draw:image>
        </draw:frame>
        <draw:frame draw:style-name="gr2" draw:text-style-name="P2" draw:layer="layout" svg:width="18.6cm" svg:height="2.863cm" svg:x="4.8cm" svg:y="14.8cm">
          <draw:text-box>
            <text:p><text:span text:style-name="T1">함수로 무한루프 → </text:span><text:span text:style-name="T1">while</text:span><text:span text:style-name="T1">로 무한루프</text:span> </text:p>
            <text:p><text:s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6:31:54.328824468</meta:creation-date>
    <dc:date>2017-09-14T16:36:32.846244400</dc:date>
    <meta:editing-duration>PT4M39S</meta:editing-duration>
    <meta:editing-cycles>1</meta:editing-cycles>
    <meta:document-statistic meta:object-count="27"/>
    <meta:generator>LibreOffice/5.1.6.2$Linux_X86_64 LibreOffice_project/10m0$Build-2</meta:generator>
  </office:meta>
</office:document-meta>
</file>